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style:font-name="FreeSans" fo:font-size="16pt" officeooo:rsid="001406ea" officeooo:paragraph-rsid="001406ea" style:font-size-asian="14pt" style:font-size-complex="16pt"/>
    </style:style>
    <style:style style:name="P2" style:family="paragraph" style:parent-style-name="Text_20_body">
      <style:text-properties officeooo:paragraph-rsid="000ab894"/>
    </style:style>
    <style:style style:name="P3" style:family="paragraph" style:parent-style-name="Text_20_body">
      <style:text-properties style:font-name="FreeSerif" fo:font-size="12pt" officeooo:paragraph-rsid="001406ea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FreeSerif" officeooo:rsid="000c0f8e" officeooo:paragraph-rsid="000c0f8e"/>
    </style:style>
    <style:style style:name="P5" style:family="paragraph" style:parent-style-name="Text_20_body">
      <style:paragraph-properties fo:text-align="justify" style:justify-single-word="false"/>
      <style:text-properties style:font-name="FreeSerif" officeooo:rsid="000c0f8e" officeooo:paragraph-rsid="002c0a61"/>
    </style:style>
    <style:style style:name="P6" style:family="paragraph" style:parent-style-name="Text_20_body">
      <style:text-properties style:font-name="FreeSerif" officeooo:rsid="001def5b" officeooo:paragraph-rsid="001def5b"/>
    </style:style>
    <style:style style:name="P7" style:family="paragraph" style:parent-style-name="Text_20_body">
      <style:text-properties style:font-name="FreeSerif" officeooo:rsid="001def5b" officeooo:paragraph-rsid="002b5610"/>
    </style:style>
    <style:style style:name="P8" style:family="paragraph" style:parent-style-name="Text_20_body">
      <style:text-properties style:font-name="FreeSerif" officeooo:paragraph-rsid="002dc6d4"/>
    </style:style>
    <style:style style:name="P9" style:family="paragraph" style:parent-style-name="Text_20_body">
      <style:paragraph-properties fo:text-align="justify" style:justify-single-word="false"/>
      <style:text-properties officeooo:paragraph-rsid="00185a9d"/>
    </style:style>
    <style:style style:name="P10" style:family="paragraph" style:parent-style-name="Heading_20_3">
      <style:text-properties style:font-name="FreeSans" fo:font-size="12pt" officeooo:rsid="000c0f8e" officeooo:paragraph-rsid="000c0f8e" style:font-size-asian="10.5pt" style:font-size-complex="12pt"/>
    </style:style>
    <style:style style:name="P11" style:family="paragraph" style:parent-style-name="Heading_20_3">
      <style:text-properties style:font-name="FreeSans" fo:font-size="12pt" officeooo:rsid="001def5b" officeooo:paragraph-rsid="002b5610" style:font-size-asian="10.5pt" style:font-size-complex="12pt"/>
    </style:style>
    <style:style style:name="P12" style:family="paragraph" style:parent-style-name="Heading_20_3">
      <style:text-properties style:font-name="FreeSans" officeooo:rsid="002b5610" officeooo:paragraph-rsid="002c0a61"/>
    </style:style>
    <style:style style:name="P13" style:family="paragraph" style:parent-style-name="Heading_20_2">
      <style:text-properties style:font-name="FreeSans" fo:font-size="14pt" officeooo:rsid="000ab894" officeooo:paragraph-rsid="000ab894" style:font-size-asian="12.25pt" style:font-size-complex="14pt"/>
    </style:style>
    <style:style style:name="T1" style:family="text">
      <style:text-properties style:font-name="FreeSans" fo:font-size="14pt" officeooo:rsid="000ab894" style:font-size-asian="12.25pt" style:font-size-complex="14pt"/>
    </style:style>
    <style:style style:name="T2" style:family="text">
      <style:text-properties style:font-name="FreeSans" fo:font-size="12pt" style:font-size-asian="10.5pt" style:font-size-complex="12pt"/>
    </style:style>
    <style:style style:name="T3" style:family="text">
      <style:text-properties style:font-name="FreeSans" fo:font-size="12pt" officeooo:rsid="000c0f8e" style:font-size-asian="10.5pt" style:font-size-complex="12pt"/>
    </style:style>
    <style:style style:name="T4" style:family="text">
      <style:text-properties style:font-name="FreeSans" fo:font-size="12pt" officeooo:rsid="002b5610" style:font-size-asian="10.5pt" style:font-size-complex="12pt"/>
    </style:style>
    <style:style style:name="T5" style:family="text">
      <style:text-properties style:font-name="FreeSans" fo:font-size="12pt" officeooo:rsid="0028733c" style:font-size-asian="10.5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0da31f" style:font-size-asian="10.5pt" style:font-size-complex="12pt"/>
    </style:style>
    <style:style style:name="T8" style:family="text">
      <style:text-properties fo:font-size="12pt" officeooo:rsid="000f5bef" style:font-size-asian="10.5pt" style:font-size-complex="12pt"/>
    </style:style>
    <style:style style:name="T9" style:family="text">
      <style:text-properties fo:font-size="12pt" officeooo:rsid="001161d0" style:font-size-asian="10.5pt" style:font-size-complex="12pt"/>
    </style:style>
    <style:style style:name="T10" style:family="text">
      <style:text-properties fo:font-size="12pt" officeooo:rsid="0012fedf" style:font-size-asian="10.5pt" style:font-size-complex="12pt"/>
    </style:style>
    <style:style style:name="T11" style:family="text">
      <style:text-properties fo:font-size="12pt" officeooo:rsid="001406ea" style:font-size-asian="10.5pt" style:font-size-complex="12pt"/>
    </style:style>
    <style:style style:name="T12" style:family="text">
      <style:text-properties fo:font-size="12pt" officeooo:rsid="00152240" style:font-size-asian="10.5pt" style:font-size-complex="12pt"/>
    </style:style>
    <style:style style:name="T13" style:family="text">
      <style:text-properties fo:font-size="12pt" officeooo:rsid="00167b6e" style:font-size-asian="10.5pt" style:font-size-complex="12pt"/>
    </style:style>
    <style:style style:name="T14" style:family="text">
      <style:text-properties fo:font-size="12pt" officeooo:rsid="0016ddfa" style:font-size-asian="10.5pt" style:font-size-complex="12pt"/>
    </style:style>
    <style:style style:name="T15" style:family="text">
      <style:text-properties fo:font-size="12pt" officeooo:rsid="001bc117" style:font-size-asian="10.5pt" style:font-size-complex="12pt"/>
    </style:style>
    <style:style style:name="T16" style:family="text">
      <style:text-properties fo:font-size="12pt" officeooo:rsid="001c3400" style:font-size-asian="10.5pt" style:font-size-complex="12pt"/>
    </style:style>
    <style:style style:name="T17" style:family="text">
      <style:text-properties fo:font-size="12pt" officeooo:rsid="001c8e1b" style:font-size-asian="10.5pt" style:font-size-complex="12pt"/>
    </style:style>
    <style:style style:name="T18" style:family="text">
      <style:text-properties fo:font-size="12pt" officeooo:rsid="001d61d3" style:font-size-asian="10.5pt" style:font-size-complex="12pt"/>
    </style:style>
    <style:style style:name="T19" style:family="text">
      <style:text-properties fo:font-size="12pt" officeooo:rsid="001def5b" style:font-size-asian="10.5pt" style:font-size-complex="12pt"/>
    </style:style>
    <style:style style:name="T20" style:family="text">
      <style:text-properties fo:font-size="12pt" officeooo:rsid="001ed323" style:font-size-asian="10.5pt" style:font-size-complex="12pt"/>
    </style:style>
    <style:style style:name="T21" style:family="text">
      <style:text-properties fo:font-size="12pt" officeooo:rsid="001fd26b" style:font-size-asian="10.5pt" style:font-size-complex="12pt"/>
    </style:style>
    <style:style style:name="T22" style:family="text">
      <style:text-properties fo:font-size="12pt" officeooo:rsid="002102f0" style:font-size-asian="10.5pt" style:font-size-complex="12pt"/>
    </style:style>
    <style:style style:name="T23" style:family="text">
      <style:text-properties fo:font-size="12pt" officeooo:rsid="0022cbd8" style:font-size-asian="10.5pt" style:font-size-complex="12pt"/>
    </style:style>
    <style:style style:name="T24" style:family="text">
      <style:text-properties fo:font-size="12pt" officeooo:rsid="002316ec" style:font-size-asian="10.5pt" style:font-size-complex="12pt"/>
    </style:style>
    <style:style style:name="T25" style:family="text">
      <style:text-properties fo:font-size="12pt" officeooo:rsid="0024c43f" style:font-size-asian="10.5pt" style:font-size-complex="12pt"/>
    </style:style>
    <style:style style:name="T26" style:family="text">
      <style:text-properties fo:font-size="12pt" officeooo:rsid="0024c85f" style:font-size-asian="10.5pt" style:font-size-complex="12pt"/>
    </style:style>
    <style:style style:name="T27" style:family="text">
      <style:text-properties fo:font-size="12pt" officeooo:rsid="0028733c" style:font-size-asian="10.5pt" style:font-size-complex="12pt"/>
    </style:style>
    <style:style style:name="T28" style:family="text">
      <style:text-properties fo:font-size="12pt" officeooo:rsid="002dc6d4" style:font-size-asian="10.5pt" style:font-size-complex="12pt"/>
    </style:style>
    <style:style style:name="T29" style:family="text">
      <style:text-properties style:font-name="FreeSerif" fo:font-size="12pt" officeooo:rsid="001c3400" style:font-size-asian="10.5pt" style:font-size-complex="12pt"/>
    </style:style>
    <style:style style:name="T30" style:family="text">
      <style:text-properties style:font-name="FreeSerif" fo:font-size="12pt" officeooo:rsid="00185a9d" style:font-size-asian="10.5pt" style:font-size-complex="12pt"/>
    </style:style>
    <style:style style:name="T31" style:family="text">
      <style:text-properties style:font-name="FreeSerif" fo:font-size="12pt" officeooo:rsid="002316ec" style:font-size-asian="10.5pt" style:font-size-complex="12pt"/>
    </style:style>
    <style:style style:name="T32" style:family="text">
      <style:text-properties style:font-name="FreeSerif" fo:font-size="12pt" officeooo:rsid="0022cbd8" style:font-size-asian="10.5pt" style:font-size-complex="12pt"/>
    </style:style>
    <style:style style:name="T33" style:family="text">
      <style:text-properties style:font-name="FreeSerif" fo:font-size="12pt" officeooo:rsid="001c8e1b" style:font-size-asian="10.5pt" style:font-size-complex="12pt"/>
    </style:style>
    <style:style style:name="T34" style:family="text">
      <style:text-properties style:font-name="FreeSerif" fo:font-size="12pt" officeooo:rsid="001d61d3" style:font-size-asian="10.5pt" style:font-size-complex="12pt"/>
    </style:style>
    <style:style style:name="T35" style:family="text">
      <style:text-properties style:font-name="FreeSerif" fo:font-size="12pt" officeooo:rsid="002102f0" style:font-size-asian="10.5pt" style:font-size-complex="12pt"/>
    </style:style>
    <style:style style:name="T36" style:family="text">
      <style:text-properties style:font-name="FreeSerif" fo:font-size="12pt" officeooo:rsid="0024c43f" style:font-size-asian="10.5pt" style:font-size-complex="12pt"/>
    </style:style>
    <style:style style:name="T37" style:family="text">
      <style:text-properties style:font-name="FreeSerif" fo:font-size="12pt" officeooo:rsid="0024c85f" style:font-size-asian="10.5pt" style:font-size-complex="12pt"/>
    </style:style>
    <style:style style:name="T38" style:family="text">
      <style:text-properties style:font-name="FreeSerif" fo:font-size="12pt" officeooo:rsid="002dc6d4" style:font-size-asian="10.5pt" style:font-size-complex="12pt"/>
    </style:style>
    <style:style style:name="T39" style:family="text">
      <style:text-properties officeooo:rsid="00152240"/>
    </style:style>
    <style:style style:name="T40" style:family="text">
      <style:text-properties officeooo:rsid="001c8e1b"/>
    </style:style>
    <style:style style:name="T41" style:family="text">
      <style:text-properties officeooo:rsid="001ed323"/>
    </style:style>
    <style:style style:name="T42" style:family="text">
      <style:text-properties officeooo:rsid="002dc6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Android theory</text:h>
      <text:p text:style-name="P2"><text:span text:style-name="T1"/></text:p>
      <text:h text:style-name="P10" text:outline-level="3">Activity</text:h>
      <text:p text:style-name="P4"><text:span text:style-name="T10">The</text:span><text:span text:style-name="T8"> </text:span><text:span text:style-name="T19">A</text:span><text:span text:style-name="T6">ctivit</text:span><text:span text:style-name="T8">y </text:span><text:span text:style-name="T10">class in the Android library represents</text:span><text:span text:style-name="T8"> </text:span><text:span text:style-name="T20">the window in which the </text:span><text:span text:style-name="T7">application’</text:span><text:span text:style-name="T10">s</text:span><text:span text:style-name="T7"> user interface </text:span><text:span text:style-name="T20">is drawn</text:span><text:span text:style-name="T7">, </text:span><text:span text:style-name="T9">and it’s a crucial part of any Android application. </text:span><text:span text:style-name="T21">An application can have multiple activities, but the one that represents the application’s first screen is commonly designated as the main activity.</text:span><text:span text:style-name="T9"> </text:span><text:span text:style-name="T10">Whereas other types of applications are </text:span><text:span text:style-name="T13">often</text:span><text:span text:style-name="T10"> </text:span><text:span text:style-name="T15">launched</text:span><text:span text:style-name="T10"> through a “main” method, </text:span><text:span text:style-name="T11">A</text:span><text:span text:style-name="T13">ndroid applications </text:span><text:span text:style-name="T14">are launched by </text:span><text:span text:style-name="T15">invoking so-called callback methods, which corresponds to specific stages in an </text:span><text:span text:style-name="T16">a</text:span><text:span text:style-name="T15">ctivity’s lifecycle. </text:span><text:span text:style-name="T17">[1]</text:span></text:p>
      <text:h text:style-name="P12" text:outline-level="3"><text:span text:style-name="T6">Lifecycle</text:span></text:h>
      <text:p text:style-name="P5"><text:span text:style-name="T4"/></text:p>
      <text:h text:style-name="Heading_20_3" text:outline-level="3"><text:span text:style-name="T3">F</text:span><text:span text:style-name="T2">ragment</text:span></text:h>
      <text:p text:style-name="P9"><text:span text:style-name="T29">A f</text:span><text:span text:style-name="T30">ragment </text:span><text:span text:style-name="T29">is connected to an activity , and can be viewed as a portion of a user interface <text:s/></text:span><text:span text:style-name="T31">that</text:span><text:span text:style-name="T29"> has its own lifecycle and can be added or removed without consideration being given to the activity </text:span><text:span text:style-name="T32">that it’s connected to</text:span><text:span text:style-name="T29">. It can be thought of as a “sub-activity” which can be reused in other activities. </text:span><text:span text:style-name="T33">However,</text:span><text:span text:style-name="T29"> </text:span><text:span text:style-name="T33">since fragment</text:span><text:span text:style-name="T34">s</text:span><text:span text:style-name="T33"> </text:span><text:span text:style-name="T34">are</text:span><text:span text:style-name="T33"> connected to an activity, </text:span><text:span text:style-name="T34">they’re</text:span><text:span text:style-name="T33"> directly affected by the activity’s lifecycle, so whenever an activity is paused or destroyed, the associated fragments will follow suit. </text:span><text:span text:style-name="T35">Fragments </text:span><text:span text:style-name="T32">are often </text:span><text:span text:style-name="T31">used in order to</text:span><text:span text:style-name="T36"> utilize the larger screen space on devices such as tablets, </text:span><text:span text:style-name="T37">to dynamically combine UI components in a single activity, instead of separate activities for each component. <text:s/></text:span><text:span text:style-name="T34">[</text:span><text:span text:style-name="T38">3</text:span><text:span text:style-name="T34">]</text:span></text:p>
      <text:h text:style-name="P11" text:outline-level="3">Observable</text:h>
      <text:p text:style-name="P7"><text:span text:style-name="T27"/></text:p>
      <text:p text:style-name="P7"><text:span text:style-name="T5"/></text:p>
      <text:h text:style-name="P1" text:outline-level="1">References</text:h>
      <text:p text:style-name="P3"/>
      <text:p text:style-name="P8"><text:span text:style-name="T11">[1] </text:span><text:span text:style-name="T12">Google Developers</text:span>. <text:span text:style-name="T39">Introduction to Activities</text:span> [Internet]. <text:span text:style-name="T39">Google Developers</text:span>; <text:span text:style-name="T39">2019</text:span>. [cited <text:span text:style-name="T39">2020</text:span> <text:span text:style-name="T39">Mar</text:span> <text:span text:style-name="T39">5</text:span>] Available from: <text:a xlink:type="simple" xlink:href="https://developer.android.com/guide/components/activities/intro-activities" text:style-name="Internet_20_link" text:visited-style-name="Visited_20_Internet_20_Link">https://developer.android.com/guide/components/activities/intro-activities</text:a></text:p>
      <text:p text:style-name="P8"><text:span text:style-name="T11"><text:line-break/>[</text:span><text:span text:style-name="T28">2</text:span><text:span text:style-name="T11">] </text:span><text:span text:style-name="T12">Google Developers</text:span>. <text:span text:style-name="T42">Understand the Activity Lifecycle</text:span> [Internet]. <text:span text:style-name="T39">Google Developers</text:span>; <text:span text:style-name="T39">2019</text:span>. [cited <text:span text:style-name="T39">2020</text:span> <text:span text:style-name="T39">Mar</text:span> <text:span text:style-name="T39">5</text:span>] Available from:<text:line-break/>https://developer.android.com/guide/components/activities/activity-lifecycle<text:line-break/><text:line-break/><text:span text:style-name="T11">[</text:span><text:span text:style-name="T28">3</text:span><text:span text:style-name="T11">] </text:span><text:span text:style-name="T12">Google Developers</text:span>. <text:span text:style-name="T40">Fragments</text:span> [Internet]. <text:span text:style-name="T39">Google Developers</text:span>; <text:span text:style-name="T39">2019</text:span>. [cited <text:span text:style-name="T39">2020</text:span> <text:span text:style-name="T39">Mar</text:span> <text:span text:style-name="T39">5</text:span>] Available from: <text:a xlink:type="simple" xlink:href="https://developer.android.com/guide/components/fragments" text:style-name="Internet_20_link" text:visited-style-name="Visited_20_Internet_20_Link">https://developer.android.com/guide/components/fragments</text:a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5299in" fo:margin-left="1.4598in" fo:margin-right="1.4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10:21.274781778</meta:creation-date>
    <dc:date>2020-03-05T15:29:29.628774967</dc:date>
    <meta:editing-duration>PT55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256" meta:character-count="1881" meta:non-whitespace-character-count="1629"/>
  </office:meta>
</office:document-meta>
</file>